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irichlet alpha vector for Woldenberg 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pha-0</text:p>
          </table:table-cell>
          <table:table-cell table:formula="of:=SUM([.B2:.D2])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-tilde</text:p>
          </table:table-cell>
          <table:table-cell table:formula="of:=[.B2]/[.$B3]" office:value-type="float" office:value="0.222222222222222" calcext:value-type="float">
            <text:p>0.222222222222222</text:p>
          </table:table-cell>
          <table:table-cell table:formula="of:=[.C2]/[.$B3]" office:value-type="float" office:value="0.333333333333333" calcext:value-type="float">
            <text:p>0.333333333333333</text:p>
          </table:table-cell>
          <table:table-cell table:formula="of:=[.D2]/[.$B3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var</text:p>
          </table:table-cell>
          <table:table-cell table:formula="of:=([.B4]*(1-[.B4]))/([.$B3]+1)" office:value-type="float" office:value="0.0314253647586981" calcext:value-type="float">
            <text:p>0.031425364758698</text:p>
          </table:table-cell>
          <table:table-cell table:formula="of:=([.C4]*(1-[.C4]))/([.$B3]+1)" office:value-type="float" office:value="0.0404040404040404" calcext:value-type="float">
            <text:p>0.04040404040404</text:p>
          </table:table-cell>
          <table:table-cell table:formula="of:=([.D4]*(1-[.D4]))/([.$B3]+1)" office:value-type="float" office:value="0.0448933782267116" calcext:value-type="float">
            <text:p>0.044893378226712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table:formula="of:=SQRT([.B5])" office:value-type="float" office:value="0.177272007826103" calcext:value-type="float">
            <text:p>0.177272007826103</text:p>
          </table:table-cell>
          <table:table-cell table:formula="of:=SQRT([.C5])" office:value-type="float" office:value="0.201007563051842" calcext:value-type="float">
            <text:p>0.201007563051842</text:p>
          </table:table-cell>
          <table:table-cell table:formula="of:=SQRT([.D5])" office:value-type="float" office:value="0.211880575387909" calcext:value-type="float">
            <text:p>0.2118805753879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3T10:32:37.203477453</meta:creation-date>
    <dc:date>2022-06-03T11:34:10.760636090</dc:date>
    <meta:editing-duration>PT51M23S</meta:editing-duration>
    <meta:editing-cycles>1</meta:editing-cycles>
    <meta:document-statistic meta:table-count="1" meta:cell-count="19" meta:object-count="0"/>
    <meta:generator>LibreOffice/6.4.7.2$Linux_X86_64 LibreOffice_project/40$Build-2</meta:generator>
  </office:meta>
</office:document-meta>
</file>